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ahoma1" svg:font-family="Tahoma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margin-top="0cm" fo:margin-bottom="0cm" fo:line-height="150%" fo:orphans="2" fo:widows="2" fo:background-color="#ffffff" fo:padding="0cm" fo:border="none">
        <style:background-image/>
      </style:paragraph-properties>
    </style:style>
    <style:style style:name="P4" style:family="paragraph" style:parent-style-name="Preformatted_20_Text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5" style:family="paragraph" style:parent-style-name="Preformatted_20_Text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fo:line-height="150%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P9" style:family="paragraph" style:parent-style-name="Preformatted_20_Text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Preformatted_20_Text" style:master-page-name="">
      <style:paragraph-properties fo:margin-top="0cm" fo:margin-bottom="0cm" fo:line-height="150%" fo:orphans="2" fo:widows="2" style:page-number="auto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Preformatted_20_Text">
      <style:paragraph-properties fo:margin-left="0cm" fo:margin-right="0cm" fo:margin-top="0cm" fo:margin-bottom="0cm" fo:line-height="150%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Preformatted_20_Text" style:master-page-name="">
      <style:paragraph-properties fo:margin-left="0cm" fo:margin-right="-0.979cm" fo:margin-top="0cm" fo:margin-bottom="0cm" fo:line-height="150%" fo:orphans="2" fo:widows="2" fo:text-indent="0cm" style:auto-text-indent="false" style:page-number="auto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style:paragraph-properties fo:margin-left="0cm" fo:margin-right="-0.979cm" fo:margin-top="0cm" fo:margin-bottom="0cm" fo:line-height="150%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4" style:family="text">
      <style:text-properties fo:color="#dcddde" style:font-name="Whitney"/>
    </style:style>
    <style:style style:name="T5" style:family="text">
      <style:text-properties style:font-name="Whitney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data_checkpoint4_wcs;</text:p>
      <text:p text:style-name="P1"/>
      <text:p text:style-name="P1">use data_checkpoint4_wcs;</text:p>
      <text:p text:style-name="P1"/>
      <text:p text:style-name="P1">CREATE TABLE asset (</text:p>
      <text:p text:style-name="P6"><text:s text:c="4"/>id INT PRIMARY KEY AUTO_INCREMENT NOT NULL,</text:p>
      <text:p text:style-name="P5"><text:s text:c="4"/>name VARCHAR(80) NOT NULL,</text:p>
      <text:p text:style-name="P5"><text:s text:c="4"/>stock_id INT NOT NULL,</text:p>
      <text:p text:style-name="P5"><text:s text:c="4"/>CONSTRAINT fk_asset_stock</text:p>
      <text:p text:style-name="P5"><text:s text:c="4"/>FOREIGN KEY (stock_id)</text:p>
      <text:p text:style-name="P5"><text:s text:c="4"/>REFERENCES stock(id)</text:p>
      <text:p text:style-name="P5"><text:s text:c="4"/>price_id INT NOT NULL,</text:p>
      <text:p text:style-name="P5"><text:s text:c="4"/>CONSTRAINT fk_asset_price</text:p>
      <text:p text:style-name="P5"><text:s text:c="4"/>FOREIGN KEY (price_id)</text:p>
      <text:p text:style-name="P5"><text:s text:c="4"/>REFERENCES price(id)</text:p>
      <text:p text:style-name="P2">);</text:p>
      <text:p text:style-name="P4"/>
      <text:p text:style-name="P1">CREATE TABLE stock (</text:p>
      <text:p text:style-name="P6"><text:s text:c="4"/>id INT PRIMARY KEY AUTO_INCREMENT NOT NULL,</text:p>
      <text:p text:style-name="P6"><text:s text:c="4"/>quantity INT NOT NULL</text:p>
      <text:p text:style-name="P2">);</text:p>
      <text:p text:style-name="P2"/>
      <text:p text:style-name="P1">CREATE TABLE price (</text:p>
      <text:p text:style-name="P6"><text:s text:c="4"/>id INT PRIMARY KEY AUTO_INCREMENT NOT NULL,</text:p>
      <text:p text:style-name="P6"><text:s text:c="4"/>price DECIMAL NOT NULL</text:p>
      <text:p text:style-name="P2">);</text:p>
      <text:p text:style-name="P2"/>
      <text:p text:style-name="P1">CREATE TABLE user (</text:p>
      <text:p text:style-name="P6"><text:s text:c="4"/>id INT PRIMARY KEY AUTO_INCREMENT NOT NULL,</text:p>
      <text:p text:style-name="P5"><text:s text:c="4"/>username VARCHAR(80) NOT NULL,</text:p>
      <text:p text:style-name="P3"><text:span text:style-name="T3"><text:s text:c="4"/>email </text:span><text:span text:style-name="T2">VARCHAR(150) NOT NULL,</text:span></text:p>
      <text:p text:style-name="P5"><text:s text:c="4"/>password_hash VARCHAR (255) NOT NULL,</text:p>
      <text:p text:style-name="P4"><text:s text:c="4"/>birth_date<text:span text:style-name="T1"> DATE NOT NULL,</text:span></text:p>
      <text:p text:style-name="P4"><text:s text:c="4"/>country<text:span text:style-name="T1"> VARCHAR(80) NOT NULL,</text:span></text:p>
      <text:p text:style-name="P5"><text:s text:c="4"/>address VARCHAR(255) NOT NULL,</text:p>
      <text:p text:style-name="P5"><text:s text:c="4"/>city VARCHAR(80) NOT NULL,</text:p>
      <text:p text:style-name="P4"><text:s text:c="4"/>zip_code<text:span text:style-name="T1"> VARCHAR(5) NOT NULL</text:span></text:p>
      <text:p text:style-name="P5"><text:s text:c="3"/>);</text:p>
      <text:p text:style-name="P5"><text:soft-page-break/></text:p>
      <text:p text:style-name="P1">CREATE TABLE profil_royal_family (</text:p>
      <text:p text:style-name="P6"><text:s text:c="4"/>id INT PRIMARY KEY AUTO_INCREMENT NOT NULL,</text:p>
      <text:p text:style-name="P6"><text:s text:c="4"/>avatar VARCHAR(255),</text:p>
      <text:p text:style-name="P6"><text:s text:c="4"/>picture VARCHAR(255),</text:p>
      <text:p text:style-name="P6"><text:s text:c="4"/>status VARCHAR(80) NOT NULL,</text:p>
      <text:p text:style-name="P6"><text:s text:c="4"/>firstname VARCHAR(80) NOT NULL,</text:p>
      <text:p text:style-name="P6"><text:s text:c="4"/>lastname VARCHAR(80) NOT NULL,</text:p>
      <text:p text:style-name="P6"><text:s text:c="4"/>description VARCHAR(500) NOT NULL</text:p>
      <text:p text:style-name="P2">);</text:p>
      <text:p text:style-name="P2"/>
      <text:p text:style-name="P2"/>
      <text:p text:style-name="P5"><text:span text:style-name="T5">UPDATE profil_royal_family SET avatar=”/assets/images/king-avatar.png” WHERE id=1;</text:span> </text:p>
      <text:p text:style-name="P5"><text:span text:style-name="T5">UPDATE profil_royal_family SET picture=”/assets/images/king.png” WHERE id=1;</text:span> </text:p>
      <text:p text:style-name="P5"/>
      <text:p text:style-name="P5"/>
      <text:p text:style-name="P5"><text:span text:style-name="T5">UPDATE profil_royal_family SET avatar=”/assets/images/queen-avatar.png” WHERE id=2;</text:span> </text:p>
      <text:p text:style-name="P5"><text:span text:style-name="T5">UPDATE profil_royal_family SET picture=”/assets/images/queen.png” WHERE id=2;</text:span> </text:p>
      <text:p text:style-name="P5"/>
      <text:p text:style-name="P5"/>
      <text:p text:style-name="P5"/>
      <text:p text:style-name="P5"><text:span text:style-name="T5">UPDATE profil_royal_family SET avatar=”/assets/images/princess-avatar.png” WHERE id=3;</text:span> </text:p>
      <text:p text:style-name="P12"><text:span text:style-name="T5">UPDATE profil_royal_family SET picture=”/assets/images/princess.png” WHERE id=3;</text:span> </text:p>
      <text:p text:style-name="P13"/>
      <text:p text:style-name="P10"><text:span text:style-name="T5">UPDATE profil_royal_family SET avatar=”/assets/images/aunt-avatar.png” WHERE id=4;</text:span> </text:p>
      <text:p text:style-name="P13"><text:span text:style-name="T5">UPDATE profil_royal_family SET picture=”/assets/images/aunt.png” WHERE id=4;</text:span> </text:p>
      <text:p text:style-name="P13"/>
      <text:p text:style-name="P10"><text:span text:style-name="T5">UPDATE profil_royal_family SET avatar=”/assets/images/oncle-avatar.png” WHERE id=5;</text:span> </text:p>
      <text:p text:style-name="P13"><text:span text:style-name="T5">UPDATE profil_royal_family SET picture=”/assets/images/oncle.png” WHERE id=5;</text:span> </text:p>
      <text:p text:style-name="P5"/>
      <text:p text:style-name="P5"/>
      <text:p text:style-name="P10"><text:span text:style-name="T5">UPDATE profil_royal_family SET avatar=”/assets/images/prince-avatar.png” WHERE id=6;</text:span> </text:p>
      <text:p text:style-name="P13"><text:span text:style-name="T5">UPDATE profil_royal_family SET picture=”/assets/images/prince.png” WHERE id=6;</text:span> 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US_Database</text:p>
      <text:p text:style-name="P5">Creation d'une base données <text:s/>incluant :</text:p>
      <text:p text:style-name="P5">Un utilisateur (admin) me permettant de créer, lire, modifier et supprimer une table.</text:p>
      <text:p text:style-name="P5">Les profils de la famille royal incluant leur images, prénom, nom, description</text:p>
      <text:p text:style-name="P5">Des assets incluant leur noms, quantités, prix unitaires, la valeur totale de chacu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ahoma1" svg:font-family="Tahoma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0.84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59M21S</meta:editing-duration>
    <meta:editing-cycles>38</meta:editing-cycles>
    <meta:generator>OpenOffice/4.1.7$Win32 OpenOffice.org_project/417m1$Build-9800</meta:generator>
    <dc:date>2022-07-20T18:51:19.87</dc:date>
    <meta:document-statistic meta:table-count="0" meta:image-count="0" meta:object-count="0" meta:page-count="3" meta:paragraph-count="59" meta:word-count="269" meta:character-count="2441"/>
    <meta:user-defined meta:name="Info 1"/>
    <meta:user-defined meta:name="Info 2"/>
    <meta:user-defined meta:name="Info 3"/>
    <meta:user-defined meta:name="Info 4"/>
  </office:meta>
</office:document-meta>
</file>